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width="0.05cm" draw:marker-start-width="0.375cm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19.4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cm" svg:height="3cm" svg:x="2.5cm" svg:y="14.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3cm" svg:x="10.9cm" svg:y="14.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5.3cm" svg:y="8.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23.2cm" svg:y="8.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9.3cm" svg:y="14.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2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2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2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2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2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2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3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4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4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4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  <draw:frame draw:style-name="gr5" draw:layer="layout" svg:width="4.8cm" svg:height="1.65cm" svg:x="8.5cm" svg:y="2cm">
          <draw:text-box>
            <text:p>(6,0)</text:p>
          </draw:text-box>
        </draw:frame>
        <draw:frame draw:style-name="gr6" draw:layer="layout" svg:width="4cm" svg:height="1.55cm" svg:x="21.7cm" svg:y="2.2cm">
          <draw:text-box>
            <text:p>(5,3,0)</text:p>
          </draw:text-box>
        </draw:frame>
        <draw:frame draw:style-name="gr5" draw:layer="layout" svg:width="3.4cm" svg:height="1.65cm" svg:x="14.7cm" svg:y="7.6cm">
          <draw:text-box>
            <text:p>(3,0)</text:p>
          </draw:text-box>
        </draw:frame>
        <draw:frame draw:style-name="gr7" draw:layer="layout" svg:width="3.2cm" svg:height="1.85cm" svg:x="24.6cm" svg:y="7.2cm">
          <draw:text-box>
            <text:p>(4,3,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7T22:33:11.464394924</dc:date>
    <meta:editing-duration>PT8M43S</meta:editing-duration>
    <meta:editing-cycles>2</meta:editing-cycles>
    <meta:generator>LibreOffice/4.2.8.2$Linux_X86_64 LibreOffice_project/420m0$Build-2</meta:generator>
    <meta:document-statistic meta:object-count="22"/>
  </office:meta>
</office:document-meta>
</file>